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 table:number-rows-repeated="37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 table:number-rows-repeated="31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19" table:number-rows-spanned="3">
            <text:p>Devices</text:p>
          </table:table-cell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9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front) / 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1"/>
        </table:table-row>
        <table:table-row table:style-name="ro4" table:number-rows-repeated="84">
          <table:table-cell table:number-columns-repeated="264"/>
        </table:table-row>
        <table:table-row table:style-name="ro4">
          <table:table-cell table:number-columns-repeated="264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09:34:53.713383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6T09:35:59.854076922</dc:date>
    <meta:editing-duration>PT6H59M34S</meta:editing-duration>
    <meta:editing-cycles>96</meta:editing-cycles>
    <meta:generator>LibreOffice/4.2.8.2$Linux_X86_64 LibreOffice_project/420m0$Build-2</meta:generator>
    <meta:document-statistic meta:table-count="4" meta:cell-count="2228" meta:object-count="0"/>
  </office:meta>
</office:document-meta>
</file>